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d611" officeooo:paragraph-rsid="0008d611"/>
    </style:style>
    <style:style style:name="P2" style:family="paragraph" style:parent-style-name="Standard">
      <style:text-properties officeooo:rsid="0008d611" officeooo:paragraph-rsid="000a6d8e"/>
    </style:style>
    <style:style style:name="P3" style:family="paragraph" style:parent-style-name="Standard">
      <style:text-properties officeooo:rsid="000a6d8e" officeooo:paragraph-rsid="000a6d8e"/>
    </style:style>
    <style:style style:name="P4" style:family="paragraph" style:parent-style-name="Standard">
      <style:text-properties officeooo:rsid="000adc64" officeooo:paragraph-rsid="000adc64"/>
    </style:style>
    <style:style style:name="P5" style:family="paragraph" style:parent-style-name="Standard">
      <style:text-properties officeooo:rsid="000b612e" officeooo:paragraph-rsid="000b612e"/>
    </style:style>
    <style:style style:name="P6" style:family="paragraph" style:parent-style-name="Standard">
      <style:text-properties officeooo:rsid="000c3f5b" officeooo:paragraph-rsid="000c3f5b"/>
    </style:style>
    <style:style style:name="P7" style:family="paragraph" style:parent-style-name="Standard">
      <style:text-properties officeooo:rsid="000d7bb3" officeooo:paragraph-rsid="000d7bb3"/>
    </style:style>
    <style:style style:name="T1" style:family="text">
      <style:text-properties officeooo:rsid="000a6d8e"/>
    </style:style>
    <style:style style:name="T2" style:family="text">
      <style:text-properties officeooo:rsid="000adc64"/>
    </style:style>
    <style:style style:name="T3" style:family="text">
      <style:text-properties officeooo:rsid="000b612e"/>
    </style:style>
    <style:style style:name="T4" style:family="text">
      <style:text-properties officeooo:rsid="000c3f5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f70ea" style:font-weight-asian="normal" style:font-weight-complex="normal"/>
    </style:style>
    <style:style style:name="T8" style:family="text">
      <style:text-properties officeooo:rsid="000d7b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5)</text:p>
      <text:p text:style-name="P1"><text:tab/>a) Utiliza la estrategia de precio de penetración.</text:p>
      <text:p text:style-name="P1"><text:tab/>b) Estrategia de precios psicológicos.</text:p>
      <text:p text:style-name="P1"><text:tab/>c) Es precio por descuento,</text:p>
      <text:p text:style-name="P1"><text:tab/>d) Precios de prestigio.</text:p>
      <text:p text:style-name="P1"><text:tab/>e) Es precio por paquete.</text:p>
      <text:p text:style-name="P1"><text:tab/>f) Es una estrategia de precio gancho.</text:p>
      <text:p text:style-name="P1"/>
      <text:p text:style-name="P1">6)</text:p>
      <text:p text:style-name="P1"/>
      <text:p text:style-name="P2">a) </text:p>
      <text:p text:style-name="P2">Sería muy recomendable que iniciara una campaña de buzoneo de la localidad, para que <text:tab/></text:p>
      <text:p text:style-name="P2">sepan de su existencia, <text:span text:style-name="T1">si fuera necesario una buena cuña publicitaria en las radios locales para así llegar a cualquier público de la localidad.</text:span></text:p>
      <text:p text:style-name="P2"/>
      <text:p text:style-name="P3">b)</text:p>
      <text:p text:style-name="P3">Debido a que dispone de un local donde no hay hay mucha visibilidad para mostrar sus productos, es altamente recomendable contratar una empresa de rótulos y cartelería donde se vea claramente que hay una nuevo negocio de bicicletas . También <text:s/>si dispone de presupuesto, modificar el local para poder colocar estantería especiales para exponer las bi<text:span text:style-name="T2">ci</text:span>cletas.</text:p>
      <text:p text:style-name="P3"/>
      <text:p text:style-name="P3">c)</text:p>
      <text:p text:style-name="P4">Para una promoción quizás sea necesario para la estimulación de las ventas una promoción de regalo de algún complemento de la bicicleta, como guantes, cascos, bidones, etc. </text:p>
      <text:p text:style-name="P4">Si hablamos de fidelización de los clientes, sería buena idea <text:span text:style-name="T3">crear unas tarjetas de socio de la tienda donde por las sucesivas compras tener una serie de descuentos.</text:span></text:p>
      <text:p text:style-name="P4"/>
      <text:p text:style-name="P5">8)</text:p>
      <text:p text:style-name="P5">a)</text:p>
      <text:p text:style-name="P5">Para la venta de electrodomésticos, una buena estrategia de distribución sería de manera selectiva, ya que ir a lugares de grandes dimensiones como Centro comerciales o tiendas especializadas y ver cual encaja más con el comprador.</text:p>
      <text:p text:style-name="P5"/>
      <text:p text:style-name="P5">b)</text:p>
      <text:p text:style-name="P5">Para la venta de un producto como la leche, ser<text:span text:style-name="T4">í</text:span>a una buena estrategia la distribución intensiva, así procuramos que el producto se venda es la mayoría de puntos de venta, desde tiendas de barrio, <text:span text:style-name="T4">hasta grandes centros comerciales.</text:span></text:p>
      <text:p text:style-name="P5"/>
      <text:p text:style-name="P6">c)</text:p>
      <text:p text:style-name="P6">Con este producto lo recomendable sería una distribución exclusiva, ya que lo que necesitamos es que el futuro comprador sienta que el producto(reloj) sea exclusivo.</text:p>
      <text:p text:style-name="P6"/>
      <text:p text:style-name="P6">d)</text:p>
      <text:p text:style-name="P6">Para la venta de productos de oficina, quizás la mejor estrategia de distribución sea intensiva, para que así los clientes puedan adquirirlos en los comercios de proximidad como papelerías, estancos, como en grandes superficies.</text:p>
      <text:p text:style-name="P4"/>
      <text:p text:style-name="P4"/>
      <text:p text:style-name="P4"/>
      <text:p text:style-name="P4"/>
      <text:p text:style-name="P6"><text:soft-page-break/>9)</text:p>
      <text:p text:style-name="P6">En este caso en concreto de las diez claves de atención al cliente <text:span text:style-name="T8">no se han cumplido</text:span>:</text:p>
      <text:p text:style-name="P6"/>
      <text:p text:style-name="P6">1. <text:span text:style-name="T5">Cumplir todas las promesas, </text:span><text:span text:style-name="T6"><text:s/>ya que no ha cumplido con su propio horario.</text:span></text:p>
      <text:p text:style-name="P6"><text:span text:style-name="T6"/></text:p>
      <text:p text:style-name="P7"><text:span text:style-name="T6">3. </text:span><text:span text:style-name="T5">Obsesión por los detalles. <text:s/></text:span><text:span text:style-name="T6">Creemos que este factor no se ha cumplido ya que el vendedor está siendo poco asertivo con el cliente.</text:span></text:p>
      <text:p text:style-name="P7"><text:span text:style-name="T6"/></text:p>
      <text:p text:style-name="P7"><text:span text:style-name="T6">4. </text:span><text:span text:style-name="T5">Ser siempre cortés. </text:span><text:span text:style-name="T6">El trato hacia el cliente no es el más educado.</text:span></text:p>
      <text:p text:style-name="P7"><text:span text:style-name="T6"/></text:p>
      <text:p text:style-name="P7"><text:span text:style-name="T6">5. </text:span><text:span text:style-name="T5">Mantener un rol profesional. </text:span><text:span text:style-name="T6"><text:s/>Debido a la no puntualidad del vendedor puede ser una mal profesional.</text:span></text:p>
      <text:p text:style-name="P7"><text:span text:style-name="T6"/></text:p>
      <text:p text:style-name="P7"><text:span text:style-name="T6">6. </text:span><text:span text:style-name="T5">Dar seguridad al cliente. </text:span><text:span text:style-name="T6"><text:s/>Al no cumplir las propias normas, en este caso de horario, el cliente puede perder la seriedad del vendedor.</text:span></text:p>
      <text:p text:style-name="P7"><text:span text:style-name="T6"/></text:p>
      <text:p text:style-name="P7"><text:span text:style-name="T6">10. </text:span><text:span text:style-name="T5">Reaccionar ante el error. </text:span><text:span text:style-name="T6">En lugar de disculparse frente al cliente por haber cerrado antes, </text:span><text:span text:style-name="T7">el vendedor no asume su culpa.</text:span></text:p>
      <text:p text:style-name="P7"><text:span text:style-name="T6"/></text:p>
      <text:p text:style-name="P7"><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5T19:52:54.057000000</meta:creation-date>
    <dc:date>2024-12-15T21:17:59.338000000</dc:date>
    <meta:editing-duration>PT1M41S</meta:editing-duration>
    <meta:editing-cycles>1</meta:editing-cycles>
    <meta:generator>LibreOffice/24.2.7.2$Windows_X86_64 LibreOffice_project/ee3885777aa7032db5a9b65deec9457448a91162</meta:generator>
    <meta:document-statistic meta:table-count="0" meta:image-count="0" meta:object-count="0" meta:page-count="2" meta:paragraph-count="33" meta:word-count="459" meta:character-count="2747" meta:non-whitespace-character-count="2306"/>
  </office:meta>
</office:document-meta>
</file>